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KeystoreManager.getKeysto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KeystoreManager.createSSLServerFactory( String provider , String protocol , String algorithm , String keyStore , String keyAlias , String trustStor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aseKeystoreManager.createSSLFactory( String provider , String protocol , String algorithm , String keyStore , String keyAlias , String trustStor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KeystoreManager.setKeystores( KeystoreInstance [ ] keysto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KeystoreManager.getKeyst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